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AW2</text:span></text:p>
      <text:p text:style-name="P1"><text:span text:style-name="T1">NOMBRE y APELLIDOS: Manuel Adrian Miranda Sanchez</text:span></text:p>
      <text:p text:style-name="P1"><text:span text:style-name="T2"/></text:p>
      <text:p text:style-name="P1"><text:span text:style-name="T3">CUESTIONARIO DE IDEAS PREVIAS:</text:span></text:p>
      <text:p text:style-name="P1"><text:span text:style-name="T4"/></text:p>
      <text:p text:style-name="P1"><text:span text:style-name="T5">1.- ¿Qué es Docker? Explicalo con tus palabras</text:span></text:p>
      <text:p text:style-name="P1"><text:span text:style-name="T5"/></text:p>
      <text:p text:style-name="P1"><text:span text:style-name="T5">Una aplicació que funciona como contenedor de aplicaciones</text:span></text:p>
      <text:p text:style-name="P1"><text:span text:style-name="T6"/></text:p>
      <text:p text:style-name="P1"><text:span text:style-name="T7">2.- ¿Qué significa CI/CD?</text:span></text:p>
      <text:p text:style-name="P1"><text:span text:style-name="T7"/></text:p>
      <text:p text:style-name="P1"><text:span text:style-name="T7">Integracion y distribucion continuas</text:span></text:p>
      <text:p text:style-name="P1"><text:span text:style-name="T8"/></text:p>
      <text:p text:style-name="P1"><text:span text:style-name="T9">3.- ¿Conoces Jenkins? Explicalo con tus palabras.</text:span></text:p>
      <text:p text:style-name="P1"><text:span text:style-name="T9"/></text:p>
      <text:p text:style-name="P1"><text:span text:style-name="T9">Es un sevidor de automatización</text:span></text:p>
      <text:p text:style-name="P1"><text:span text:style-name="T10"/></text:p>
      <text:p text:style-name="P1"><text:span text:style-name="T11">4.- ¿Qué significa DevOps? Explicalo con tus palabras.</text:span></text:p>
      <text:p text:style-name="P1"><text:span text:style-name="T11"/></text:p>
      <text:p text:style-name="P1"><text:span text:style-name="T11">Son los developers operations</text:span></text:p>
      <text:p text:style-name="P1"><text:span text:style-name="T12"/></text:p>
      <text:p text:style-name="P1"><text:span text:style-name="T13">5.- ¿Tienes experiencia en algún Cloud (AWS, Google Cloud, Azure, etc....) ?</text:span></text:p>
      <text:p text:style-name="P1"><text:span text:style-name="T14"/></text:p>
      <text:p text:style-name="P1"><text:span text:style-name="T14">Un poco con Aws</text:span></text:p>
      <text:p text:style-name="P1"><text:span text:style-name="T14"/></text:p>
      <text:p text:style-name="P1"><text:span text:style-name="T15">6.- Enumera las características principales de los gestores de contenidos que conozcas.</text:span></text:p>
      <text:p text:style-name="P1"><text:span text:style-name="T15"/></text:p>
      <text:p text:style-name="P1"><text:span text:style-name="T15">Wordpress- Gratuito, facil configuracion y personalización, centrado en blogs y paginas informativas</text:span></text:p>
      <text:p text:style-name="P1"><text:span text:style-name="T15"/></text:p>
      <text:p text:style-name="P1"><text:span text:style-name="T15">Prestashop-<text:s/></text:span><text:span text:style-name="T16">Gratuito, facil configuracion y personalización, centrado en<text:s text:c="2"/>tiendas de venta online</text:span><text:span text:style-name="T17"/></text:p>
      <text:p text:style-name="P1"><text:span text:style-name="T17"/></text:p>
      <text:p text:style-name="P1"><text:span text:style-name="T18"/></text:p>
      <text:p text:style-name="P1"><text:span text:style-name="T19">7.- ¿Tienes experiencia con algún lenguaje de programación? Enumeralos e indica el nivel que tienes.</text:span></text:p>
      <text:p text:style-name="P1"><text:span text:style-name="T19"/></text:p>
      <text:p text:style-name="P1"><text:span text:style-name="T19">Php 4-5</text:span></text:p>
      <text:p text:style-name="P1"><text:span text:style-name="T19">Html 7</text:span></text:p>
      <text:p text:style-name="P1"><text:span text:style-name="T19">Xml 6</text:span></text:p>
      <text:p text:style-name="P1"><text:span text:style-name="T20"/></text:p>
      <text:p text:style-name="P1"><text:span text:style-name="T21">8.- ¿Qué desearías aprender en el módulo de Implantación de Aplicaciones Web de 2ASIR?</text:span></text:p>
      <text:p text:style-name="P1"><text:span text:style-name="T21"/></text:p>
      <text:p text:style-name="P1"><text:span text:style-name="T21">Cosas realcionadas con aplicaciónes que nos puedan ayudar a implantar aplicaciones web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